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ald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Gald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Gald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Villeg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1:25:21.912998742</meta:creation-date>
    <dc:date>2022-05-01T21:26:15.411692297</dc:date>
    <meta:editing-duration>PT53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